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文泉驿正黑" svg:font-family="文泉驿正黑" style:font-family-generic="roman" style:font-pitch="variable"/>
    <style:font-face style:name="文泉驿正黑1" svg:font-family="文泉驿正黑" style:font-family-generic="swiss" style:font-pitch="variable"/>
    <style:font-face style:name="文泉驿正黑2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14a90"/>
    </style:style>
    <style:style style:name="P2" style:family="paragraph" style:parent-style-name="Standard">
      <style:text-properties officeooo:paragraph-rsid="00145a9a"/>
    </style:style>
    <style:style style:name="T1" style:family="text">
      <style:text-properties officeooo:rsid="00114a90"/>
    </style:style>
    <style:style style:name="T2" style:family="text">
      <style:text-properties officeooo:rsid="00130edd"/>
    </style:style>
    <style:style style:name="T3" style:family="text">
      <style:text-properties officeooo:rsid="00145a9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martGet</text:span></text:p>
      <text:p text:style-name="P1"><text:span text:style-name="T1">——局域网文件下载加速器</text:span></text:p>
      <text:p text:style-name="P1"><text:span text:style-name="T1"/></text:p>
      <text:p text:style-name="P1"><text:span text:style-name="T1">一.介绍</text:span></text:p>
      <text:p text:style-name="P1"><text:span text:style-name="T1">SmartGet是利用高速内网进行加速http/ftp下载的一个工具，同时也是一个云式网络架构。在校园内网中，一般每台电脑都有一个内网连接和一个独立的Internet连接。Internet连接大部分时间处于闲置状态。 SmartGet的作用就是充分利用这些闲置带宽来加速大文件的下载。由一个用户发起下载请求，大量同时在线的用户会帮助其下载所需文件，然后利用高速的内网传送至请求者，达到大大提高下载速度的作用。</text:span></text:p>
      <text:p text:style-name="P1"><text:span text:style-name="T1"/></text:p>
      <text:p text:style-name="P1"><text:span text:style-name="T1">二.原理</text:span></text:p>
      <text:p text:style-name="P1"><text:span text:style-name="T1">SmartGet由服务器和节点两部分组成。服务器负责维护各个节点的运行状态，比如IP地址和监听端口。节点</text:span><text:span text:style-name="T2">由两部分组成，负责监听和代为下载的daemon部分和发起下载的client部分。daemon运行后即向服务器注册自己的运行状态。当一个client想发起下载请求，就向服务器申请空余的daemon，然后和daemon建立点对点连接，由daemon边下载文件分块边传送给client。对于client来说，文件是分成块，多线程下载的，可以支持daemon随时上下线。</text:span></text:p>
      <text:p text:style-name="P1"><text:span text:style-name="T2"/></text:p>
      <text:p text:style-name="P2"><text:span text:style-name="T3">三.使用方法</text:span></text:p>
      <text:p text:style-name="P2"><text:span text:style-name="T3">在单机上模拟时，首先运行datahub.py。建立服务器后，可以运行daemon.py开始监听端口。注意如果要模拟多个daemon,需要设置为不同的端口。然后运行client.py [url]下载即可。url为待下载的文件url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文泉驿正黑" svg:font-family="文泉驿正黑" style:font-family-generic="roman" style:font-pitch="variable"/>
    <style:font-face style:name="文泉驿正黑1" svg:font-family="文泉驿正黑" style:font-family-generic="swiss" style:font-pitch="variable"/>
    <style:font-face style:name="文泉驿正黑2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文泉驿正黑" fo:font-size="12pt" fo:language="en" fo:country="US" style:letter-kerning="true" style:font-name-asian="文泉驿正黑2" style:font-size-asian="10.5pt" style:language-asian="zh" style:country-asian="CN" style:font-name-complex="文泉驿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驿正黑1" fo:font-size="14pt" style:font-name-asian="文泉驿正黑2" style:font-size-asian="14pt" style:font-name-complex="文泉驿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8T12:52:22</meta:creation-date>
    <dc:date>2011-02-18T13:31:15</dc:date>
    <meta:editing-duration>PT00H23M42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8" meta:word-count="250" meta:character-count="586"/>
  </office:meta>
</office:document-meta>
</file>